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TH_SERVER_PORT_A 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ETH_SERVER_PORT_A_DOT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TH_SERVER_PORT_B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ETH_SERVER_PORT_X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ETH_SERVER_PORT_X_DOT</text:p>
          </table:table-cell>
          <table:table-cell office:value-type="float" office:value="993" calcext:value-type="float">
            <text:p>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09:59:38.199000000</meta:creation-date>
    <dc:date>2024-06-21T10:18:41.265000000</dc:date>
    <meta:editing-duration>PT19M3S</meta:editing-duration>
    <meta:editing-cycles>2</meta:editing-cycles>
    <meta:generator>LibreOffice/24.2.3.2$Windows_X86_64 LibreOffice_project/433d9c2ded56988e8a90e6b2e771ee4e6a5ab2ba</meta:generator>
    <meta:document-statistic meta:table-count="1" meta:cell-count="10" meta:object-count="0"/>
  </office:meta>
</office:document-meta>
</file>